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mport smtplist</text:p>
      <text:p text:style-name="Standard">import smtplib</text:p>
      <text:p text:style-name="Standard">import getpass</text:p>
      <text:p text:style-name="Standard">myemail="kppathak2000@gmail.com"</text:p>
      <text:p text:style-name="Standard">recemail="kshitizpathak2000@gmail.com"</text:p>
      <text:p text:style-name="Standard">password=getpass.getpass()</text:p>
      <text:p text:style-name="Standard">s=smtplib.SMTP('smtp.gmail.com',587)</text:p>
      <text:p text:style-name="Standard">s.starttls()</text:p>
      <text:p text:style-name="Standard">s.login(myemail,password)</text:p>
      <text:p text:style-name="Standard">message="WHTAT'S GOINNG MAN ALL GOINNG WELL"</text:p>
      <text:p text:style-name="Standard">s.sendmail("kppathak2000@gmail.com","kshitizpathak2000@gmail.com",message)</text:p>
      <text:p text:style-name="Standard">s.quit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25:35.402883302</meta:creation-date>
    <dc:date>2018-10-12T09:26:05.047320398</dc:date>
    <meta:editing-duration>PT32S</meta:editing-duration>
    <meta:editing-cycles>1</meta:editing-cycles>
    <meta:document-statistic meta:table-count="0" meta:image-count="0" meta:object-count="0" meta:page-count="1" meta:paragraph-count="12" meta:word-count="20" meta:character-count="339" meta:non-whitespace-character-count="331"/>
    <meta:generator>LibreOffice/6.0.3.2$Linux_X86_64 LibreOffice_project/00m0$Build-2</meta:generator>
  </office:meta>
</office:document-meta>
</file>